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Lucida Console" fo:font-size="44pt" style:font-size-asian="44pt" style:font-size-complex="44pt"/>
    </style:style>
    <style:style style:name="P5" style:family="paragraph">
      <style:paragraph-properties fo:margin-top="0cm" fo:margin-bottom="0cm"/>
      <style:text-properties fo:font-size="13pt" style:font-size-asian="13pt" style:font-size-complex="13pt"/>
    </style:style>
    <style:style style:name="P6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2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dc143c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45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83d8b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8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ucida Conso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2"><text:span text:style-name="T3">compu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4"><text:span text:style-name="T3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5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22">User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</text:span><text:span text:style-name="T25">csv</text:span><text:span text:style-name="T24">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json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hdf5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sql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28">Data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sql.extend</text:span><text:span text:style-name="T23">(</text:span><text:span text:style-name="T29">iter</text:span><text:span text:style-name="T23">(</text:span><text:span text:style-name="T25">csv</text:span><text:span text:style-name="T23">))</text:span><text:span text:style-name="T24"><text:line-break/></text:span><text:span text:style-name="T24"><text:line-break/></text:span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0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tween different compute and data backends there are boundarie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at the boundaries</text:p>
                <text:list>
                  <text:list-item>
                    <text:p>One way to write the types</text:p>
                  </text:list-item>
                  <text:list-item>
                    <text:p>Efficient data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Datashape provides an array type syntax that can map to all of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ample 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rs</text:p>
                <text:list>
                  <text:list-item>
                    <text:p>bool</text:p>
                  </text:list-item>
                  <text:list-item>
                    <text:p>real</text:p>
                  </text:list-item>
                  <text:list-item>
                    <text:p>complex</text:p>
                  </text:list-item>
                </text:list>
              </text:list-item>
              <text:list-item>
                <text:p>Arrays</text:p>
                <text:list>
                  <text:list-item>
                    <text:p>100 * 50 * real</text:p>
                  </text:list-item>
                </text:list>
              </text:list-item>
              <text:list-item>
                <text:p>Tables</text:p>
                <text:list>
                  <text:list-item>
                    <text:p>var * {name: string, height: real, birthday: dat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binary/text formats used in memory</text:p>
                  </text:list-item>
                </text:list>
              </text:list-item>
              <text:list-item>
                <text:p>Array-oriented storage and compute similar to NumPy</text:p>
              </text:list-item>
              <text:list-item>
                <text:p>More general data model/memory 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0" draw:layer="layout" svg:width="25.199cm" svg:height="16.255cm" svg:x="1.4cm" svg:y="0.837cm" presentation:class="subtitle">
          <draw:text-box>
            <text:p text:style-name="P10"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ions</text:p>
                <text:list>
                  <text:list-item>
                    <text:p>Compute</text:p>
                  </text:list-item>
                  <text:list-item>
                    <text:p>Data</text:p>
                  </text:list-item>
                </text:list>
              </text:list-item>
              <text:list-item>
                <text:p>Glue</text:p>
                <text:list>
                  <text:list-item>
                    <text:p>Datashape</text:p>
                  </text:list-item>
                  <text:list-item>
                    <text:p>Dy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1:23:12.174000000</dc:date>
    <meta:editing-duration>PT5H39M27S</meta:editing-duration>
    <meta:editing-cycles>35</meta:editing-cycles>
    <meta:generator>LibreOffice/4.2.0.4$Windows_x86 LibreOffice_project/05dceb5d363845f2cf968344d7adab8dcfb2ba71</meta:generator>
    <meta:document-statistic meta:object-count="137"/>
  </office:meta>
</office:document-meta>
</file>